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automatic-styles>
    <style:style style:name="P1" style:family="paragraph" style:parent-style-name="Heading_20_1">
      <style:text-properties officeooo:paragraph-rsid="0019f6e4"/>
    </style:style>
    <style:style style:name="P2" style:family="paragraph" style:parent-style-name="Heading_20_1">
      <style:text-properties officeooo:rsid="0019f6e4" officeooo:paragraph-rsid="0019f6e4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809dc" officeooo:paragraph-rsid="001809dc"/>
    </style:style>
    <style:style style:name="P5" style:family="paragraph" style:parent-style-name="Standard">
      <style:paragraph-properties style:line-height-at-least="0.335cm"/>
      <style:text-properties fo:color="#d4d4d4" loext:opacity="100%" style:font-name="Consolas" fo:font-size="7pt" fo:font-weight="normal" fo:background-color="#1e1e1e"/>
    </style:style>
    <style:style style:name="P6" style:family="paragraph" style:parent-style-name="Standard">
      <style:text-properties officeooo:paragraph-rsid="0019f6e4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fo:font-variant="normal" fo:text-transform="none" fo:color="#d4d4d4" loext:opacity="100%" style:font-name="Segoe WPC" fo:font-size="6.5pt" fo:letter-spacing="normal" fo:font-style="normal" fo:font-weight="normal"/>
    </style:style>
    <style:style style:name="T2" style:family="text">
      <style:text-properties fo:font-variant="normal" fo:text-transform="none" fo:color="#d4d4d4" loext:opacity="100%" style:font-name="Segoe WPC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Segoe WPC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Segoe WPC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6a9955" loext:opacity="100%"/>
    </style:style>
    <style:style style:name="T8" style:family="text">
      <style:text-properties officeooo:rsid="0019f6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/></text:p>
      <text:p text:style-name="P4"><text:span text:style-name="T3">Prompt para incluir videos »&gt; </text:span><text:span text:style-name="T4">pagina self-service</text:span></text:p>
      <text:p text:style-name="P3"><text:span text:style-name="T3">incluir video na pagina self-service no card "Central de Ajuda EIAH" ao lado do "EIAH CORE" no topo e acima da descrição Central de Ajuda EIAH vídeo EIAH_CORE.mp4</text:span> </text:p>
      <text:p text:style-name="Standard"/>
      <text:p text:style-name="Standard"/>
      <text:p text:style-name="Standard"/>
      <text:h text:style-name="P2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0T05:54:08.513000000</meta:creation-date>
    <dc:date>2025-10-30T18:01:50.530000000</dc:date>
    <meta:editing-duration>PT4H5M26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" meta:word-count="35" meta:character-count="212" meta:non-whitespace-character-count="178"/>
  </office:meta>
</office:document-meta>
</file>